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kiprows_lis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2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2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2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2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/>
    <dc:creator>Will Ayd</dc:creator>
    <meta:creation-date>2015-08-31T19:36:05Z</meta:creation-date>
    <dc:date>2019-06-29T16:43:42Z</dc:date>
  </office:meta>
</office:document-meta>
</file>